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Mittlung der Zeiten für 10 Schwingungen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u(T)</text:p>
          </table:table-cell>
          <table:table-cell table:formula="of:=0.05/2/SQRT(3)/10" office:value-type="float" office:value="0.00144337567297406" calcext:value-type="float">
            <text:p>0,0014433756729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(dT)</text:p>
          </table:table-cell>
          <table:table-cell table:formula="of:=[.B4]*SQRT(2)" office:value-type="float" office:value="0.00204124145231932" calcext:value-type="float">
            <text:p>0,002041241452319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u(x)</text:p>
          </table:table-cell>
          <table:table-cell table:formula="of:=0.001/2/SQRT(3)" office:value-type="float" office:value="0.000288675134594813" calcext:value-type="float">
            <text:p>0,000288675134595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Computer</text:p>
          </table:table-cell>
          <table:table-cell table:number-columns-repeated="10"/>
          <table:table-cell office:value-type="string" calcext:value-type="string">
            <text:p>u(f) = pF/pT u(T) <text:s text:c="2"/>abs</text:p>
          </table:table-cell>
        </table:table-row>
        <table:table-row table:style-name="ro1">
          <table:table-cell office:value-type="string" calcext:value-type="string">
            <text:p>Zeit 1</text:p>
          </table:table-cell>
          <table:table-cell office:value-type="string" calcext:value-type="string">
            <text:p>Zeit 2</text:p>
          </table:table-cell>
          <table:table-cell office:value-type="string" calcext:value-type="string">
            <text:p>dT</text:p>
          </table:table-cell>
          <table:table-cell/>
          <table:table-cell office:value-type="string" calcext:value-type="string">
            <text:p>DT = T2 – T1</text:p>
          </table:table-cell>
          <table:table-cell/>
          <table:table-cell office:value-type="string" calcext:value-type="string">
            <text:p>u(dT) = sqrt((pdTt^T1u(T)1pdT/pT2 * u(t2)</text:p>
          </table:table-cell>
          <table:table-cell table:number-columns-repeated="3"/>
          <table:table-cell office:value-type="string" calcext:value-type="string">
            <text:p>F=1/T</text:p>
          </table:table-cell>
          <table:table-cell office:value-type="string" calcext:value-type="string">
            <text:p>u(T) / T^2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22.5" calcext:value-type="float">
            <text:p>22,5</text:p>
          </table:table-cell>
          <table:table-cell table:formula="of:=[.B13]-[.A13]" office:value-type="float" office:value="18.25" calcext:value-type="float">
            <text:p>18,25</text:p>
          </table:table-cell>
          <table:table-cell table:number-columns-repeated="3"/>
          <table:table-cell office:value-type="string" calcext:value-type="string">
            <text:p>sqrt(u(T1)^2 + u(T2)^2)</text:p>
          </table:table-cell>
          <table:table-cell table:number-columns-repeated="3"/>
          <table:table-cell table:formula="of:=1/[.C23]" office:value-type="float" office:value="0.547795124623391" calcext:value-type="float">
            <text:p>0,547795124623391</text:p>
          </table:table-cell>
          <table:table-cell table:formula="of:=[.B5]/[.C23]^2" office:value-type="float" office:value="0.000612534711454227" calcext:value-type="float">
            <text:p>0,000612534711454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23.45" calcext:value-type="float">
            <text:p>23,45</text:p>
          </table:table-cell>
          <table:table-cell table:formula="of:=[.B14]-[.A14]" office:value-type="float" office:value="18.25" calcext:value-type="float">
            <text:p>18,25</text:p>
          </table:table-cell>
          <table:table-cell table:number-columns-repeated="3"/>
          <table:table-cell office:value-type="string" calcext:value-type="string">
            <text:p>sqrt(2) * sqrt(u(t)^2)</text:p>
          </table:table-cell>
          <table:table-cell table:number-columns-repeated="5"/>
        </table:table-row>
        <table:table-row table:style-name="ro1">
          <table:table-cell office:value-type="float" office:value="4.35" calcext:value-type="float">
            <text:p>4,35</text:p>
          </table:table-cell>
          <table:table-cell office:value-type="float" office:value="22.6" calcext:value-type="float">
            <text:p>22,6</text:p>
          </table:table-cell>
          <table:table-cell table:formula="of:=[.B15]-[.A15]" office:value-type="float" office:value="18.25" calcext:value-type="float">
            <text:p>18,25</text:p>
          </table:table-cell>
          <table:table-cell table:number-columns-repeated="3"/>
          <table:table-cell office:value-type="string" calcext:value-type="string">
            <text:p><text:s/>sqrt(2) u(t)</text:p>
          </table:table-cell>
          <table:table-cell table:number-columns-repeated="5"/>
        </table:table-row>
        <table:table-row table:style-name="ro1">
          <table:table-cell office:value-type="float" office:value="4.65" calcext:value-type="float">
            <text:p>4,65</text:p>
          </table:table-cell>
          <table:table-cell office:value-type="float" office:value="22.9" calcext:value-type="float">
            <text:p>22,9</text:p>
          </table:table-cell>
          <table:table-cell table:formula="of:=[.B16]-[.A16]" office:value-type="float" office:value="18.25" calcext:value-type="float">
            <text:p>18,25</text:p>
          </table:table-cell>
          <table:table-cell table:number-columns-repeated="9"/>
        </table:table-row>
        <table:table-row table:style-name="ro1">
          <table:table-cell office:value-type="float" office:value="5.85" calcext:value-type="float">
            <text:p>5,85</text:p>
          </table:table-cell>
          <table:table-cell office:value-type="float" office:value="24.15" calcext:value-type="float">
            <text:p>24,15</text:p>
          </table:table-cell>
          <table:table-cell table:formula="of:=[.B17]-[.A17]" office:value-type="float" office:value="18.3" calcext:value-type="float">
            <text:p>18,3</text:p>
          </table:table-cell>
          <table:table-cell table:number-columns-repeated="9"/>
        </table:table-row>
        <table:table-row table:style-name="ro1">
          <table:table-cell office:value-type="float" office:value="4.95" calcext:value-type="float">
            <text:p>4,95</text:p>
          </table:table-cell>
          <table:table-cell office:value-type="float" office:value="23.2" calcext:value-type="float">
            <text:p>23,2</text:p>
          </table:table-cell>
          <table:table-cell table:formula="of:=[.B18]-[.A18]" office:value-type="float" office:value="18.25" calcext:value-type="float">
            <text:p>18,25</text:p>
          </table:table-cell>
          <table:table-cell table:number-columns-repeated="9"/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23.05" calcext:value-type="float">
            <text:p>23,05</text:p>
          </table:table-cell>
          <table:table-cell table:formula="of:=[.B19]-[.A19]" office:value-type="float" office:value="18.25" calcext:value-type="float">
            <text:p>18,25</text:p>
          </table:table-cell>
          <table:table-cell table:number-columns-repeated="9"/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23.45" calcext:value-type="float">
            <text:p>23,45</text:p>
          </table:table-cell>
          <table:table-cell table:formula="of:=[.B20]-[.A20]" office:value-type="float" office:value="18.25" calcext:value-type="float">
            <text:p>18,25</text:p>
          </table:table-cell>
          <table:table-cell table:number-columns-repeated="9"/>
        </table:table-row>
        <table:table-row table:style-name="ro1">
          <table:table-cell office:value-type="float" office:value="3.95" calcext:value-type="float">
            <text:p>3,95</text:p>
          </table:table-cell>
          <table:table-cell office:value-type="float" office:value="22.2" calcext:value-type="float">
            <text:p>22,2</text:p>
          </table:table-cell>
          <table:table-cell table:formula="of:=[.B21]-[.A21]" office:value-type="float" office:value="18.25" calcext:value-type="float">
            <text:p>18,25</text:p>
          </table:table-cell>
          <table:table-cell table:number-columns-repeated="9"/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24" calcext:value-type="float">
            <text:p>24</text:p>
          </table:table-cell>
          <table:table-cell table:formula="of:=[.B22]-[.A22]" office:value-type="float" office:value="18.25" calcext:value-type="float">
            <text:p>18,2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SUM([.C13:.C22])/100" office:value-type="float" office:value="1.8255" calcext:value-type="float">
            <text:p>1,8255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toppuh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eit 10T</text:p>
          </table:table-cell>
          <table:table-cell table:number-columns-repeated="3"/>
          <table:table-cell office:value-type="string" calcext:value-type="string">
            <text:p>u(T)reaktion</text:p>
          </table:table-cell>
          <table:table-cell table:formula="of:=0.1/2/SQRT(6)" office:value-type="float" office:value="0.0204124145231932" calcext:value-type="float">
            <text:p>0,020412414523193</text:p>
          </table:table-cell>
          <table:table-cell table:number-columns-repeated="6"/>
        </table:table-row>
        <table:table-row table:style-name="ro1">
          <table:table-cell office:value-type="float" office:value="19.89" calcext:value-type="float">
            <text:p>19,89</text:p>
          </table:table-cell>
          <table:table-cell table:number-columns-repeated="3"/>
          <table:table-cell office:value-type="string" calcext:value-type="string">
            <text:p>u(T)digit</text:p>
          </table:table-cell>
          <table:table-cell table:formula="of:=0.01/2/SQRT(3)" office:value-type="float" office:value="0.00288675134594813" calcext:value-type="float">
            <text:p>0,002886751345948</text:p>
          </table:table-cell>
          <table:table-cell table:number-columns-repeated="6"/>
        </table:table-row>
        <table:table-row table:style-name="ro1">
          <table:table-cell office:value-type="float" office:value="18.15" calcext:value-type="float">
            <text:p>18,15</text:p>
          </table:table-cell>
          <table:table-cell table:number-columns-repeated="3"/>
          <table:table-cell office:value-type="string" calcext:value-type="string">
            <text:p>u(T) </text:p>
          </table:table-cell>
          <table:table-cell table:formula="of:=SQRT([.F26]^2+[.F27]^2)" office:value-type="float" office:value="0.0206155281280883" calcext:value-type="float">
            <text:p>0,020615528128088</text:p>
          </table:table-cell>
          <table:table-cell table:number-columns-repeated="6"/>
        </table:table-row>
        <table:table-row table:style-name="ro1">
          <table:table-cell office:value-type="float" office:value="18.03" calcext:value-type="float">
            <text:p>18,03</text:p>
          </table:table-cell>
          <table:table-cell table:number-columns-repeated="3"/>
          <table:table-cell office:value-type="string" calcext:value-type="string">
            <text:p>^</text:p>
          </table:table-cell>
          <table:table-cell table:number-columns-repeated="7"/>
        </table:table-row>
        <table:table-row table:style-name="ro1">
          <table:table-cell office:value-type="float" office:value="18.22" calcext:value-type="float">
            <text:p>18,22</text:p>
          </table:table-cell>
          <table:table-cell table:number-columns-repeated="11"/>
        </table:table-row>
        <table:table-row table:style-name="ro1">
          <table:table-cell office:value-type="float" office:value="18.16" calcext:value-type="float">
            <text:p>18,16</text:p>
          </table:table-cell>
          <table:table-cell table:number-columns-repeated="11"/>
        </table:table-row>
        <table:table-row table:style-name="ro1">
          <table:table-cell office:value-type="float" office:value="18.34" calcext:value-type="float">
            <text:p>18,34</text:p>
          </table:table-cell>
          <table:table-cell table:number-columns-repeated="11"/>
        </table:table-row>
        <table:table-row table:style-name="ro1">
          <table:table-cell office:value-type="float" office:value="18.32" calcext:value-type="float">
            <text:p>18,32</text:p>
          </table:table-cell>
          <table:table-cell table:number-columns-repeated="11"/>
        </table:table-row>
        <table:table-row table:style-name="ro1">
          <table:table-cell office:value-type="float" office:value="18.47" calcext:value-type="float">
            <text:p>18,47</text:p>
          </table:table-cell>
          <table:table-cell table:number-columns-repeated="11"/>
        </table:table-row>
        <table:table-row table:style-name="ro1">
          <table:table-cell office:value-type="float" office:value="18.32" calcext:value-type="float">
            <text:p>18,32</text:p>
          </table:table-cell>
          <table:table-cell table:number-columns-repeated="11"/>
        </table:table-row>
        <table:table-row table:style-name="ro1">
          <table:table-cell office:value-type="float" office:value="18.22" calcext:value-type="float">
            <text:p>18,22</text:p>
          </table:table-cell>
          <table:table-cell table:number-columns-repeated="11"/>
        </table:table-row>
        <table:table-row table:style-name="ro1">
          <table:table-cell office:value-type="float" office:value="18.16" calcext:value-type="float">
            <text:p>18,16</text:p>
          </table:table-cell>
          <table:table-cell table:number-columns-repeated="11"/>
        </table:table-row>
        <table:table-row table:style-name="ro1">
          <table:table-cell office:value-type="float" office:value="18.31" calcext:value-type="float">
            <text:p>18,31</text:p>
          </table:table-cell>
          <table:table-cell table:number-columns-repeated="11"/>
        </table:table-row>
        <table:table-row table:style-name="ro1">
          <table:table-cell office:value-type="float" office:value="18.43" calcext:value-type="float">
            <text:p>18,43</text:p>
          </table:table-cell>
          <table:table-cell table:number-columns-repeated="11"/>
        </table:table-row>
        <table:table-row table:style-name="ro1">
          <table:table-cell office:value-type="float" office:value="18.5" calcext:value-type="float">
            <text:p>18,5</text:p>
          </table:table-cell>
          <table:table-cell table:number-columns-repeated="11"/>
        </table:table-row>
        <table:table-row table:style-name="ro1">
          <table:table-cell office:value-type="float" office:value="18.22" calcext:value-type="float">
            <text:p>18,22</text:p>
          </table:table-cell>
          <table:table-cell table:number-columns-repeated="11"/>
        </table:table-row>
        <table:table-row table:style-name="ro1">
          <table:table-cell office:value-type="float" office:value="18.18" calcext:value-type="float">
            <text:p>18,18</text:p>
          </table:table-cell>
          <table:table-cell table:number-columns-repeated="11"/>
        </table:table-row>
        <table:table-row table:style-name="ro1">
          <table:table-cell office:value-type="float" office:value="18.13" calcext:value-type="float">
            <text:p>18,13</text:p>
          </table:table-cell>
          <table:table-cell table:number-columns-repeated="11"/>
        </table:table-row>
        <table:table-row table:style-name="ro1">
          <table:table-cell office:value-type="float" office:value="18.18" calcext:value-type="float">
            <text:p>18,18</text:p>
          </table:table-cell>
          <table:table-cell table:number-columns-repeated="11"/>
        </table:table-row>
        <table:table-row table:style-name="ro1">
          <table:table-cell office:value-type="float" office:value="18.13" calcext:value-type="float">
            <text:p>18,13</text:p>
          </table:table-cell>
          <table:table-cell table:number-columns-repeated="11"/>
        </table:table-row>
        <table:table-row table:style-name="ro1">
          <table:table-cell office:value-type="float" office:value="18.28" calcext:value-type="float">
            <text:p>18,28</text:p>
          </table:table-cell>
          <table:table-cell table:number-columns-repeated="11"/>
        </table:table-row>
        <table:table-row table:style-name="ro1">
          <table:table-cell table:formula="of:=SUM([.A27:.A46])/200" office:value-type="float" office:value="1.8332" calcext:value-type="float">
            <text:p>1,83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ttlwert</text:p>
          </table:table-cell>
          <table:table-cell table:formula="of:=18.332/10" office:value-type="float" office:value="1.8332" calcext:value-type="float">
            <text:p>1,8332</text:p>
          </table:table-cell>
          <table:table-cell/>
          <table:table-cell office:value-type="string" calcext:value-type="string">
            <text:p>f</text:p>
          </table:table-cell>
          <table:table-cell table:formula="of:=1/[.B48]" office:value-type="float" office:value="0.545494217761292" calcext:value-type="float">
            <text:p>0,545494217761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ndartabw.</text:p>
          </table:table-cell>
          <table:table-cell table:formula="of:=0.386394943848362/10" office:value-type="float" office:value="0.0386394943848362" calcext:value-type="float">
            <text:p>0,038639494384836</text:p>
          </table:table-cell>
          <table:table-cell/>
          <table:table-cell office:value-type="string" calcext:value-type="string">
            <text:p>u(f)</text:p>
          </table:table-cell>
          <table:table-cell table:formula="of:=[.B49]/[.B48]^2" office:value-type="float" office:value="0.0114977202510081" calcext:value-type="float">
            <text:p>0,011497720251008</text:p>
          </table:table-cell>
          <table:table-cell table:number-columns-repeated="7"/>
        </table:table-row>
      </table:table>
      <table:table table:name="3" table:style-name="ta1">
        <table:table-column table:style-name="co1" table:number-columns-repeated="6" table:default-cell-style-name="Default"/>
        <table:table-column table:style-name="co1" table:number-columns-repeated="4" table:default-cell-style-name="ce1"/>
        <table:table-column table:style-name="co1" table:number-columns-repeated="5" table:default-cell-style-name="Default"/>
        <table:table-row table:style-name="ro1">
          <table:table-cell table:number-columns-repeated="6"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u(T)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(f)</text:p>
          </table:table-cell>
          <table:table-cell/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u(m)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u(b)</text:p>
          </table:table-cell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u(A0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(a)</text:p>
          </table:table-cell>
        </table:table-row>
        <table:table-row table:style-name="ro1">
          <table:table-cell office:value-type="string" calcext:value-type="string">
            <text:p>025A</text:p>
          </table:table-cell>
          <table:table-cell office:value-type="float" office:value="1.81785714285714" calcext:value-type="float">
            <text:p>1,81785714285714</text:p>
          </table:table-cell>
          <table:table-cell office:value-type="float" office:value="0.0316661846888323" calcext:value-type="float">
            <text:p>0,031666184688832</text:p>
          </table:table-cell>
          <table:table-cell table:formula="of:=1/[.B3]" office:value-type="float" office:value="0.550098231827112" calcext:value-type="float">
            <text:p>0,550098231827112</text:p>
          </table:table-cell>
          <table:table-cell table:formula="of:=[.C3]/[.B3]^2" office:value-type="float" office:value="0.00958244286383196" calcext:value-type="float">
            <text:p>0,009582442863832</text:p>
          </table:table-cell>
          <table:table-cell/>
          <table:table-cell office:value-type="float" office:value="-0.436801095407458" calcext:value-type="float">
            <text:p>-0,436801095407458</text:p>
          </table:table-cell>
          <table:table-cell office:value-type="float" office:value="0.00114123280889538" calcext:value-type="float">
            <text:p>0,001141232808895</text:p>
          </table:table-cell>
          <table:table-cell office:value-type="float" office:value="-0.164758182362041" calcext:value-type="float">
            <text:p>-0,164758182362041</text:p>
          </table:table-cell>
          <table:table-cell office:value-type="float" office:value="0.000109419862558287" calcext:value-type="float">
            <text:p>0,000109419862558</text:p>
          </table:table-cell>
          <table:table-cell/>
          <table:table-cell table:formula="of:=EXP([.I3])" office:value-type="float" office:value="0.848098764533296" calcext:value-type="float">
            <text:p>0,848098764533296</text:p>
          </table:table-cell>
          <table:table-cell table:formula="of:=EXP([.I3])*[.J3]" office:value-type="float" office:value="0.0000927988502510862" calcext:value-type="float">
            <text:p>9,27988502510862E-05</text:p>
          </table:table-cell>
          <table:table-cell table:formula="of:=-[.G3]" office:value-type="float" office:value="0.436801095407458" calcext:value-type="float">
            <text:p>0,436801095407458</text:p>
          </table:table-cell>
          <table:table-cell table:formula="of:=[.H3]" office:value-type="float" office:value="0.00114123280889538" calcext:value-type="float">
            <text:p>0,001141232808895</text:p>
          </table:table-cell>
        </table:table-row>
        <table:table-row table:style-name="ro1">
          <table:table-cell office:value-type="string" calcext:value-type="string">
            <text:p>050A</text:p>
          </table:table-cell>
          <table:table-cell office:value-type="float" office:value="1.81875" calcext:value-type="float">
            <text:p>1,81875</text:p>
          </table:table-cell>
          <table:table-cell office:value-type="float" office:value="0.0258774584753385" calcext:value-type="float">
            <text:p>0,025877458475339</text:p>
          </table:table-cell>
          <table:table-cell table:formula="of:=1/[.B4]" office:value-type="float" office:value="0.549828178694158" calcext:value-type="float">
            <text:p>0,549828178694158</text:p>
          </table:table-cell>
          <table:table-cell table:formula="of:=[.C4]/[.B4]^2" office:value-type="float" office:value="0.00782304102418093" calcext:value-type="float">
            <text:p>0,007823041024181</text:p>
          </table:table-cell>
          <table:table-cell/>
          <table:table-cell office:value-type="float" office:value="-0.267687202893829" calcext:value-type="float">
            <text:p>-0,267687202893829</text:p>
          </table:table-cell>
          <table:table-cell office:value-type="float" office:value="0.00255559233323999" calcext:value-type="float">
            <text:p>0,00255559233324</text:p>
          </table:table-cell>
          <table:table-cell office:value-type="float" office:value="-0.11513649946787" calcext:value-type="float">
            <text:p>-0,11513649946787</text:p>
          </table:table-cell>
          <table:table-cell office:value-type="float" office:value="0.0209837662958261" calcext:value-type="float">
            <text:p>0,020983766295826</text:p>
          </table:table-cell>
          <table:table-cell/>
          <table:table-cell table:formula="of:=EXP([.I4])" office:value-type="float" office:value="0.891244481206147" calcext:value-type="float">
            <text:p>0,891244481206147</text:p>
          </table:table-cell>
          <table:table-cell table:formula="of:=EXP([.I4])*[.J4]" office:value-type="float" office:value="0.0187016659060746" calcext:value-type="float">
            <text:p>0,018701665906075</text:p>
          </table:table-cell>
          <table:table-cell table:formula="of:=-[.G4]" office:value-type="float" office:value="0.267687202893829" calcext:value-type="float">
            <text:p>0,267687202893829</text:p>
          </table:table-cell>
          <table:table-cell table:formula="of:=[.H4]" office:value-type="float" office:value="0.00255559233323999" calcext:value-type="float">
            <text:p>0,00255559233324</text:p>
          </table:table-cell>
        </table:table-row>
        <table:table-row table:style-name="ro1">
          <table:table-cell office:value-type="string" calcext:value-type="string">
            <text:p>075A</text:p>
          </table:table-cell>
          <table:table-cell office:value-type="float" office:value="1.82" calcext:value-type="float">
            <text:p>1,82</text:p>
          </table:table-cell>
          <table:table-cell office:value-type="float" office:value="0.0447213595499957" calcext:value-type="float">
            <text:p>0,044721359549996</text:p>
          </table:table-cell>
          <table:table-cell table:formula="of:=1/[.B5]" office:value-type="float" office:value="0.549450549450549" calcext:value-type="float">
            <text:p>0,549450549450549</text:p>
          </table:table-cell>
          <table:table-cell table:formula="of:=[.C5]/[.B5]^2" office:value-type="float" office:value="0.0135011953719345" calcext:value-type="float">
            <text:p>0,013501195371935</text:p>
          </table:table-cell>
          <table:table-cell/>
          <table:table-cell office:value-type="float" office:value="-0.445639253818205" calcext:value-type="float">
            <text:p>-0,445639253818205</text:p>
          </table:table-cell>
          <table:table-cell office:value-type="float" office:value="0.000570284053541049" calcext:value-type="float">
            <text:p>0,000570284053541</text:p>
          </table:table-cell>
          <table:table-cell office:value-type="float" office:value="0.100093611333661" calcext:value-type="float">
            <text:p>0,100093611333661</text:p>
          </table:table-cell>
          <table:table-cell office:value-type="float" office:value="0.00348822838170977" calcext:value-type="float">
            <text:p>0,00348822838171</text:p>
          </table:table-cell>
          <table:table-cell/>
          <table:table-cell table:formula="of:=EXP([.I5])" office:value-type="float" office:value="1.10527437944171" calcext:value-type="float">
            <text:p>1,10527437944171</text:p>
          </table:table-cell>
          <table:table-cell table:formula="of:=EXP([.I5])*[.J5]" office:value-type="float" office:value="0.00385544945994524" calcext:value-type="float">
            <text:p>0,003855449459945</text:p>
          </table:table-cell>
          <table:table-cell table:formula="of:=-[.G5]" office:value-type="float" office:value="0.445639253818205" calcext:value-type="float">
            <text:p>0,445639253818205</text:p>
          </table:table-cell>
          <table:table-cell table:formula="of:=[.H5]" office:value-type="float" office:value="0.000570284053541049" calcext:value-type="float">
            <text:p>0,0005702840535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.00.0000</text:date>, <text:time style:data-style-name="N2" text:time-value="19:31:09.08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7:06:08.044000000</meta:creation-date>
    <dc:date>2017-11-28T21:08:09.135000000</dc:date>
    <meta:editing-duration>PT9M57S</meta:editing-duration>
    <meta:editing-cycles>4</meta:editing-cycles>
    <meta:generator>LibreOffice/5.3.6.1$Windows_x86 LibreOffice_project/686f202eff87ef707079aeb7f485847613344eb7</meta:generator>
    <meta:document-statistic meta:table-count="2" meta:cell-count="141" meta:object-count="0"/>
    <meta:user-defined meta:name="qrichtext">1</meta:user-defined>
  </office:meta>
</office:document-meta>
</file>